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kt subnetting, cel: wyznaczenie po podaniu parametrów (adres sieci, maska, oraz docelowy podział danej sieci ze względu na ilość wymaganych hostów/ ilość potrzebnych podsieci)</text:p>
      <text:p text:style-name="Standard">oraz znalezienie konkretnego adresu sieci po podaniu jej numeru.</text:p>
      <text:p text:style-name="Standard"/>
      <text:p text:style-name="Standard"/>
      <text:p text:style-name="Standard">Klasa Mask:</text:p>
      <text:p text:style-name="Standard"/>
      <text:p text:style-name="Standard">konstruktory, jeden z użyciem string, drugi z użyciem int, w konstruktorze wyliczenie drugiego</text:p>
      <text:p text:style-name="Standard"/>
      <text:p text:style-name="Standard">zapis maski np 255.255.255.255 –</text:p>
      <text:p text:style-name="Standard"><text:s/>string MaskFullname</text:p>
      <text:p text:style-name="Standard">skrócony zapis maski like /32 –</text:p>
      <text:p text:style-name="Standard">MaskShortcut - int </text:p>
      <text:p text:style-name="Standard"/>
      <text:p text:style-name="Standard">gettery i settery – </text:p>
      <text:p text:style-name="Standard">Walidacja MaskFullname <text:s/>- pierwszy człon 255. <text:s/>potem coś sie wymyśli</text:p>
      <text:p text:style-name="Standard">walidacja maskshortcut – od 8 do 32</text:p>
      <text:p text:style-name="Standard">w setterach w przypadku zmiany </text:p>
      <text:p text:style-name="Standard"/>
      <text:p text:style-name="Standard"/>
      <text:p text:style-name="Standard">metoda setMaskFullname(int maskShortcut) – zmiana przy użyciu shortcutu</text:p>
      <text:p text:style-name="Standard">metoda setMaskFullname(String MaskFullname) – musi zawierac w sobie metode metoda <text:tab/>setMaskShortcut(string MaskFullname);</text:p>
      <text:p text:style-name="Standard">metoda setMaskShortcut(string MaskFullname) zmiana przy uzyciu fullname</text:p>
      <text:p text:style-name="Standard">metoda setMaskShortcut(int maskShortcut) – musi zawierac zmiane maskfullname</text:p>
      <text:p text:style-name="Standard"/>
      <text:p text:style-name="Standard">metody pomocnicze:</text:p>
      <text:p text:style-name="Standard">wyliczenie MaskShortcut – zamiana maskfullname na tablicę liczb całkowitych</text:p>
      <text:p text:style-name="Standard">tablica liczb całkowitych zamieniona na wartości binarne, zliczenie jedynek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M2S</meta:editing-duration>
    <meta:editing-cycles>3</meta:editing-cycles>
    <meta:generator>OpenOffice/4.1.14$Win32 OpenOffice.org_project/4114m1$Build-9811</meta:generator>
    <dc:date>2024-04-19T20:00:49.88</dc:date>
    <meta:document-statistic meta:table-count="0" meta:image-count="0" meta:object-count="0" meta:page-count="1" meta:paragraph-count="19" meta:word-count="145" meta:character-count="1111"/>
    <dc:creator>Kacper Benc</dc:creator>
    <meta:user-defined meta:name="Info 1"/>
    <meta:user-defined meta:name="Info 2"/>
    <meta:user-defined meta:name="Info 3"/>
    <meta:user-defined meta:name="Info 4"/>
  </office:meta>
</office:document-meta>
</file>